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office:version="1.1"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8.864cm" fo:margin-left="2.895cm" fo:margin-right="5.242cm" table:align="margins"/>
    </style:style>
    <style:style style:name="Tabela1.A" style:family="table-column">
      <style:table-column-properties style:column-width="5.606cm" style:rel-column-width="41446*"/>
    </style:style>
    <style:style style:name="Tabela1.B" style:family="table-column">
      <style:table-column-properties style:column-width="3.258cm" style:rel-column-width="24089*"/>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7cm" table:align="margins"/>
    </style:style>
    <style:style style:name="Tabela2.A" style:family="table-column">
      <style:table-column-properties style:column-width="8.5cm" style:rel-column-width="32768*"/>
    </style:style>
    <style:style style:name="Tabela2.B" style:family="table-column">
      <style:table-column-properties style:column-width="8.5cm" style:rel-column-width="32767*"/>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left="none" fo:border-right="0.002cm solid #000000" fo:border-top="0.002cm solid #000000" fo:border-bottom="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none"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font-style="italic" style:font-style-asian="italic" style:font-style-complex="italic"/>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Standard" style:list-style-name="L2">
      <style:text-properties fo:font-weight="bold" style:font-weight-asian="bold" style:font-weight-complex="bold"/>
    </style:style>
    <style:style style:name="P9" style:family="paragraph" style:parent-style-name="Standard" style:list-style-name="L3">
      <style:text-properties fo:font-weight="bold" style:font-weight-asian="bold" style:font-weight-complex="bold"/>
    </style:style>
    <style:style style:name="P10" style:family="paragraph" style:parent-style-name="Standard" style:list-style-name="L4">
      <style:text-properties fo:font-weight="bold" style:font-weight-asian="bold" style:font-weight-complex="bold"/>
    </style:style>
    <style:style style:name="P11" style:family="paragraph" style:parent-style-name="Standard" style:list-style-name="L5">
      <style:text-properties fo:font-weight="bold" style:font-weight-asian="bold" style:font-weight-complex="bold"/>
    </style:style>
    <style:style style:name="P12" style:family="paragraph" style:parent-style-name="Standard" style:list-style-name="L6">
      <style:text-properties fo:font-weight="bold" style:font-weight-asian="bold" style:font-weight-complex="bold"/>
    </style:style>
    <style:style style:name="P13" style:family="paragraph" style:parent-style-name="Standard" style:list-style-name="L8">
      <style:text-properties fo:font-weight="bold" style:font-weight-asian="bold" style:font-weight-complex="bold"/>
    </style:style>
    <style:style style:name="P14" style:family="paragraph" style:parent-style-name="Standard" style:list-style-name="L14">
      <style:text-properties fo:font-weight="bold" style:font-weight-asian="bold" style:font-weight-complex="bold"/>
    </style:style>
    <style:style style:name="P15" style:family="paragraph" style:parent-style-name="Standard" style:list-style-name="L15">
      <style:text-properties fo:font-weight="bold" style:font-weight-asian="bold" style:font-weight-complex="bold"/>
    </style:style>
    <style:style style:name="P16" style:family="paragraph" style:parent-style-name="Standard" style:list-style-name="L18">
      <style:text-properties fo:font-weight="bold" style:font-weight-asian="bold" style:font-weight-complex="bold"/>
    </style:style>
    <style:style style:name="P17" style:family="paragraph" style:parent-style-name="Standard" style:list-style-name="L19">
      <style:text-properties fo:font-weight="bold" style:font-weight-asian="bold"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list-style-name="L5"/>
    <style:style style:name="P20" style:family="paragraph" style:parent-style-name="Standard" style:list-style-name="L7">
      <style:paragraph-properties fo:text-align="justify" style:justify-single-word="false"/>
    </style:style>
    <style:style style:name="P21" style:family="paragraph" style:parent-style-name="Standard" style:list-style-name="L10">
      <style:paragraph-properties fo:text-align="justify" style:justify-single-word="false"/>
    </style:style>
    <style:style style:name="P22" style:family="paragraph" style:parent-style-name="Standard" style:list-style-name="L12">
      <style:paragraph-properties fo:text-align="justify" style:justify-single-word="false"/>
    </style:style>
    <style:style style:name="P23" style:family="paragraph" style:parent-style-name="Standard" style:list-style-name="L17">
      <style:paragraph-properties fo:text-align="justify" style:justify-single-word="false"/>
    </style:style>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1"/>
    <style:style style:name="P27" style:family="paragraph" style:parent-style-name="Standard" style:list-style-name="L13"/>
    <style:style style:name="P28" style:family="paragraph" style:parent-style-name="Standard" style:list-style-name="L16"/>
    <style:style style:name="P29" style:family="paragraph" style:parent-style-name="Standard" style:list-style-name="L20"/>
    <style:style style:name="P30" style:family="paragraph" style:parent-style-name="Standard" style:list-style-name="L21"/>
    <style:style style:name="P31" style:family="paragraph" style:parent-style-name="Standard" style:list-style-name="L22"/>
    <style:style style:name="P32" style:family="paragraph" style:parent-style-name="Standard" style:list-style-name="L23"/>
    <style:style style:name="P33" style:family="paragraph" style:parent-style-name="Standard">
      <style:text-properties fo:font-size="28pt" fo:font-weight="bold" style:font-size-asian="28pt" style:font-weight-asian="bold" style:font-size-complex="28pt" style:font-weight-complex="bold"/>
    </style:style>
    <style:style style:name="P3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5" style:family="paragraph" style:parent-style-name="Standard">
      <style:paragraph-properties fo:text-align="end" style:justify-single-word="false"/>
      <style:text-properties fo:font-size="28pt" fo:font-weight="bold" style:font-size-asian="28pt" style:font-weight-asian="bold" style:font-size-complex="28pt" style:font-weight-complex="bold"/>
    </style:style>
    <style:style style:name="P36" style:family="paragraph" style:parent-style-name="Standard">
      <style:paragraph-properties fo:text-align="center" style:justify-single-word="false"/>
      <style:text-properties fo:font-size="28pt" fo:font-style="normal" fo:font-weight="bold" style:font-size-asian="28pt" style:font-style-asian="normal" style:font-weight-asian="bold" style:font-size-complex="28pt" style:font-style-complex="normal" style:font-weight-complex="bold"/>
    </style:style>
    <style:style style:name="P37" style:family="paragraph" style:parent-style-name="Standard" style:list-style-name="L1">
      <style:paragraph-properties fo:break-before="page"/>
      <style:text-properties fo:font-weight="bold" style:font-weight-asian="bold" style:font-weight-complex="bold"/>
    </style:style>
    <style:style style:name="P38" style:family="paragraph" style:parent-style-name="Standard" style:list-style-name="L24">
      <style:paragraph-properties fo:text-align="justify" style:justify-single-word="false" fo:break-before="page"/>
      <style:text-properties fo:font-weight="bold" style:font-weight-asian="bold" style:font-weight-complex="bold"/>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min-label-width="0.635cm"/>
      </text:list-level-style-number>
      <text:list-level-style-number text:level="2" text:style-name="Numbering_20_Symbols" style:num-format="1" text:display-levels="2">
        <style:list-level-properties text:space-before="0.108cm" text:min-label-width="0.635cm"/>
      </text:list-level-style-number>
      <text:list-level-style-number text:level="3" style:num-suffix="." style:num-format="1" text:display-levels="3">
        <style:list-level-properties text:space-before="0.215cm" text:min-label-width="0.635cm"/>
      </text:list-level-style-number>
      <text:list-level-style-number text:level="4" style:num-suffix="." style:num-format="1" text:display-levels="4">
        <style:list-level-properties text:space-before="0.323cm" text:min-label-width="0.635cm"/>
      </text:list-level-style-number>
      <text:list-level-style-number text:level="5" style:num-suffix="." style:num-format="1" text:display-levels="5">
        <style:list-level-properties text:space-before="0.43cm" text:min-label-width="0.635cm"/>
      </text:list-level-style-number>
      <text:list-level-style-number text:level="6" style:num-suffix="." style:num-format="1" text:display-levels="6">
        <style:list-level-properties text:space-before="0.538cm" text:min-label-width="0.635cm"/>
      </text:list-level-style-number>
      <text:list-level-style-number text:level="7" style:num-suffix="." style:num-format="1" text:display-levels="7">
        <style:list-level-properties text:space-before="0.646cm" text:min-label-width="0.635cm"/>
      </text:list-level-style-number>
      <text:list-level-style-number text:level="8" style:num-suffix="." style:num-format="1" text:display-levels="8">
        <style:list-level-properties text:space-before="0.753cm" text:min-label-width="0.635cm"/>
      </text:list-level-style-number>
      <text:list-level-style-number text:level="9" style:num-suffix="." style:num-format="1" text:display-levels="9">
        <style:list-level-properties text:space-before="0.861cm" text:min-label-width="0.635cm"/>
      </text:list-level-style-number>
      <text:list-level-style-number text:level="10" style:num-suffix="." style:num-format="1" text:display-levels="10">
        <style:list-level-properties text:space-before="0.968cm" text:min-label-width="0.635cm"/>
      </text:list-level-style-number>
    </text:list-style>
    <text:list-style style:name="L4">
      <text:list-level-style-number text:level="1" text:style-name="Numbering_20_Symbols" style:num-suffix="." style:num-format="1" text:start-value="2">
        <style:list-level-properties text:min-label-width="0.635cm"/>
      </text:list-level-style-number>
      <text:list-level-style-number text:level="2" text:style-name="Numbering_20_Symbols" style:num-format="1" text:start-value="2" text:display-levels="2">
        <style:list-level-properties text:space-before="0.108cm" text:min-label-width="0.635cm"/>
      </text:list-level-style-number>
      <text:list-level-style-number text:level="3" style:num-suffix="." style:num-format="1" text:display-levels="3">
        <style:list-level-properties text:space-before="0.215cm" text:min-label-width="0.635cm"/>
      </text:list-level-style-number>
      <text:list-level-style-number text:level="4" style:num-suffix="." style:num-format="1" text:display-levels="4">
        <style:list-level-properties text:space-before="0.323cm" text:min-label-width="0.635cm"/>
      </text:list-level-style-number>
      <text:list-level-style-number text:level="5" style:num-suffix="." style:num-format="1" text:display-levels="5">
        <style:list-level-properties text:space-before="0.43cm" text:min-label-width="0.635cm"/>
      </text:list-level-style-number>
      <text:list-level-style-number text:level="6" style:num-suffix="." style:num-format="1" text:display-levels="6">
        <style:list-level-properties text:space-before="0.538cm" text:min-label-width="0.635cm"/>
      </text:list-level-style-number>
      <text:list-level-style-number text:level="7" style:num-suffix="." style:num-format="1" text:display-levels="7">
        <style:list-level-properties text:space-before="0.646cm" text:min-label-width="0.635cm"/>
      </text:list-level-style-number>
      <text:list-level-style-number text:level="8" style:num-suffix="." style:num-format="1" text:display-levels="8">
        <style:list-level-properties text:space-before="0.753cm" text:min-label-width="0.635cm"/>
      </text:list-level-style-number>
      <text:list-level-style-number text:level="9" style:num-suffix="." style:num-format="1" text:display-levels="9">
        <style:list-level-properties text:space-before="0.861cm" text:min-label-width="0.635cm"/>
      </text:list-level-style-number>
      <text:list-level-style-number text:level="10" style:num-suffix="." style:num-format="1" text:display-levels="10">
        <style:list-level-properties text:space-before="0.968cm" text:min-label-width="0.635cm"/>
      </text:list-level-style-number>
    </text:list-style>
    <text:list-style style:name="L5">
      <text:list-level-style-number text:level="1" text:style-name="Numbering_20_Symbols" style:num-suffix="." style:num-format="1" text:start-value="2">
        <style:list-level-properties text:min-label-width="0.635cm"/>
      </text:list-level-style-number>
      <text:list-level-style-number text:level="2" text:style-name="Numbering_20_Symbols" style:num-format="1" text:start-value="3" text:display-levels="2">
        <style:list-level-properties text:space-before="0.108cm" text:min-label-width="0.635cm"/>
      </text:list-level-style-number>
      <text:list-level-style-number text:level="3" style:num-suffix="." style:num-format="1" text:display-levels="3">
        <style:list-level-properties text:space-before="0.215cm" text:min-label-width="0.635cm"/>
      </text:list-level-style-number>
      <text:list-level-style-number text:level="4" style:num-suffix="." style:num-format="1" text:display-levels="4">
        <style:list-level-properties text:space-before="0.323cm" text:min-label-width="0.635cm"/>
      </text:list-level-style-number>
      <text:list-level-style-number text:level="5" style:num-suffix="." style:num-format="1" text:display-levels="5">
        <style:list-level-properties text:space-before="0.43cm" text:min-label-width="0.635cm"/>
      </text:list-level-style-number>
      <text:list-level-style-number text:level="6" style:num-suffix="." style:num-format="1" text:display-levels="6">
        <style:list-level-properties text:space-before="0.538cm" text:min-label-width="0.635cm"/>
      </text:list-level-style-number>
      <text:list-level-style-number text:level="7" style:num-suffix="." style:num-format="1" text:display-levels="7">
        <style:list-level-properties text:space-before="0.646cm" text:min-label-width="0.635cm"/>
      </text:list-level-style-number>
      <text:list-level-style-number text:level="8" style:num-suffix="." style:num-format="1" text:display-levels="8">
        <style:list-level-properties text:space-before="0.753cm" text:min-label-width="0.635cm"/>
      </text:list-level-style-number>
      <text:list-level-style-number text:level="9" style:num-suffix="." style:num-format="1" text:display-levels="9">
        <style:list-level-properties text:space-before="0.861cm" text:min-label-width="0.635cm"/>
      </text:list-level-style-number>
      <text:list-level-style-number text:level="10" style:num-suffix="." style:num-format="1" text:display-levels="10">
        <style:list-level-properties text:space-before="0.968cm" text:min-label-width="0.635cm"/>
      </text:list-level-style-number>
    </text:list-style>
    <text:list-style style:name="L6">
      <text:list-level-style-number text:level="1" text:style-name="Numbering_20_Symbols" style:num-suffix="." style:num-format="1" text:start-value="2">
        <style:list-level-properties text:min-label-width="0.635cm"/>
      </text:list-level-style-number>
      <text:list-level-style-number text:level="2" text:style-name="Numbering_20_Symbols" style:num-format="1" text:start-value="4" text:display-levels="2">
        <style:list-level-properties text:space-before="0.108cm" text:min-label-width="0.635cm"/>
      </text:list-level-style-number>
      <text:list-level-style-number text:level="3" style:num-suffix="." style:num-format="1" text:display-levels="3">
        <style:list-level-properties text:space-before="0.215cm" text:min-label-width="0.635cm"/>
      </text:list-level-style-number>
      <text:list-level-style-number text:level="4" style:num-suffix="." style:num-format="1" text:display-levels="4">
        <style:list-level-properties text:space-before="0.323cm" text:min-label-width="0.635cm"/>
      </text:list-level-style-number>
      <text:list-level-style-number text:level="5" style:num-suffix="." style:num-format="1" text:display-levels="5">
        <style:list-level-properties text:space-before="0.43cm" text:min-label-width="0.635cm"/>
      </text:list-level-style-number>
      <text:list-level-style-number text:level="6" style:num-suffix="." style:num-format="1" text:display-levels="6">
        <style:list-level-properties text:space-before="0.538cm" text:min-label-width="0.635cm"/>
      </text:list-level-style-number>
      <text:list-level-style-number text:level="7" style:num-suffix="." style:num-format="1" text:display-levels="7">
        <style:list-level-properties text:space-before="0.646cm" text:min-label-width="0.635cm"/>
      </text:list-level-style-number>
      <text:list-level-style-number text:level="8" style:num-suffix="." style:num-format="1" text:display-levels="8">
        <style:list-level-properties text:space-before="0.753cm" text:min-label-width="0.635cm"/>
      </text:list-level-style-number>
      <text:list-level-style-number text:level="9" style:num-suffix="." style:num-format="1" text:display-levels="9">
        <style:list-level-properties text:space-before="0.861cm" text:min-label-width="0.635cm"/>
      </text:list-level-style-number>
      <text:list-level-style-number text:level="10" style:num-suffix="." style:num-format="1" text:display-levels="10">
        <style:list-level-properties text:space-before="0.968cm" text:min-label-width="0.635cm"/>
      </text:list-level-style-number>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number text:level="1" text:style-name="Numbering_20_Symbols" style:num-suffix="." style:num-format="1" text:start-value="2">
        <style:list-level-properties text:min-label-width="0.635cm"/>
      </text:list-level-style-number>
      <text:list-level-style-number text:level="2" text:style-name="Numbering_20_Symbols" style:num-format="1" text:start-value="5" text:display-levels="2">
        <style:list-level-properties text:space-before="0.108cm" text:min-label-width="0.635cm"/>
      </text:list-level-style-number>
      <text:list-level-style-number text:level="3" style:num-suffix="." style:num-format="1" text:display-levels="3">
        <style:list-level-properties text:space-before="0.215cm" text:min-label-width="0.635cm"/>
      </text:list-level-style-number>
      <text:list-level-style-number text:level="4" style:num-suffix="." style:num-format="1" text:display-levels="4">
        <style:list-level-properties text:space-before="0.323cm" text:min-label-width="0.635cm"/>
      </text:list-level-style-number>
      <text:list-level-style-number text:level="5" style:num-suffix="." style:num-format="1" text:display-levels="5">
        <style:list-level-properties text:space-before="0.43cm" text:min-label-width="0.635cm"/>
      </text:list-level-style-number>
      <text:list-level-style-number text:level="6" style:num-suffix="." style:num-format="1" text:display-levels="6">
        <style:list-level-properties text:space-before="0.538cm" text:min-label-width="0.635cm"/>
      </text:list-level-style-number>
      <text:list-level-style-number text:level="7" style:num-suffix="." style:num-format="1" text:display-levels="7">
        <style:list-level-properties text:space-before="0.646cm" text:min-label-width="0.635cm"/>
      </text:list-level-style-number>
      <text:list-level-style-number text:level="8" style:num-suffix="." style:num-format="1" text:display-levels="8">
        <style:list-level-properties text:space-before="0.753cm" text:min-label-width="0.635cm"/>
      </text:list-level-style-number>
      <text:list-level-style-number text:level="9" style:num-suffix="." style:num-format="1" text:display-levels="9">
        <style:list-level-properties text:space-before="0.861cm" text:min-label-width="0.635cm"/>
      </text:list-level-style-number>
      <text:list-level-style-number text:level="10" style:num-suffix="." style:num-format="1" text:display-levels="10">
        <style:list-level-properties text:space-before="0.968cm" text:min-label-width="0.635cm"/>
      </text:list-level-style-number>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number text:level="1" text:style-name="Numbering_20_Symbols" style:num-suffix="." style:num-format="1" text:start-value="2">
        <style:list-level-properties text:min-label-width="0.635cm"/>
      </text:list-level-style-number>
      <text:list-level-style-number text:level="2" text:style-name="Numbering_20_Symbols" style:num-format="1" text:start-value="8" text:display-levels="2">
        <style:list-level-properties text:space-before="0.108cm" text:min-label-width="0.635cm"/>
      </text:list-level-style-number>
      <text:list-level-style-number text:level="3" style:num-suffix="." style:num-format="1" text:display-levels="3">
        <style:list-level-properties text:space-before="0.215cm" text:min-label-width="0.635cm"/>
      </text:list-level-style-number>
      <text:list-level-style-number text:level="4" style:num-suffix="." style:num-format="1" text:display-levels="4">
        <style:list-level-properties text:space-before="0.323cm" text:min-label-width="0.635cm"/>
      </text:list-level-style-number>
      <text:list-level-style-number text:level="5" style:num-suffix="." style:num-format="1" text:display-levels="5">
        <style:list-level-properties text:space-before="0.43cm" text:min-label-width="0.635cm"/>
      </text:list-level-style-number>
      <text:list-level-style-number text:level="6" style:num-suffix="." style:num-format="1" text:display-levels="6">
        <style:list-level-properties text:space-before="0.538cm" text:min-label-width="0.635cm"/>
      </text:list-level-style-number>
      <text:list-level-style-number text:level="7" style:num-suffix="." style:num-format="1" text:display-levels="7">
        <style:list-level-properties text:space-before="0.646cm" text:min-label-width="0.635cm"/>
      </text:list-level-style-number>
      <text:list-level-style-number text:level="8" style:num-suffix="." style:num-format="1" text:display-levels="8">
        <style:list-level-properties text:space-before="0.753cm" text:min-label-width="0.635cm"/>
      </text:list-level-style-number>
      <text:list-level-style-number text:level="9" style:num-suffix="." style:num-format="1" text:display-levels="9">
        <style:list-level-properties text:space-before="0.861cm" text:min-label-width="0.635cm"/>
      </text:list-level-style-number>
      <text:list-level-style-number text:level="10" style:num-suffix="." style:num-format="1" text:display-levels="10">
        <style:list-level-properties text:space-before="0.968cm" text:min-label-width="0.635cm"/>
      </text:list-level-style-number>
    </text:list-style>
    <text:list-style style:name="L14">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display-levels="2">
        <style:list-level-properties text:space-before="0.108cm" text:min-label-width="0.635cm"/>
      </text:list-level-style-number>
      <text:list-level-style-number text:level="3" style:num-suffix="." style:num-format="1" text:display-levels="3">
        <style:list-level-properties text:space-before="0.215cm" text:min-label-width="0.635cm"/>
      </text:list-level-style-number>
      <text:list-level-style-number text:level="4" style:num-suffix="." style:num-format="1" text:display-levels="4">
        <style:list-level-properties text:space-before="0.323cm" text:min-label-width="0.635cm"/>
      </text:list-level-style-number>
      <text:list-level-style-number text:level="5" style:num-suffix="." style:num-format="1" text:display-levels="5">
        <style:list-level-properties text:space-before="0.43cm" text:min-label-width="0.635cm"/>
      </text:list-level-style-number>
      <text:list-level-style-number text:level="6" style:num-suffix="." style:num-format="1" text:display-levels="6">
        <style:list-level-properties text:space-before="0.538cm" text:min-label-width="0.635cm"/>
      </text:list-level-style-number>
      <text:list-level-style-number text:level="7" style:num-suffix="." style:num-format="1" text:display-levels="7">
        <style:list-level-properties text:space-before="0.646cm" text:min-label-width="0.635cm"/>
      </text:list-level-style-number>
      <text:list-level-style-number text:level="8" style:num-suffix="." style:num-format="1" text:display-levels="8">
        <style:list-level-properties text:space-before="0.753cm" text:min-label-width="0.635cm"/>
      </text:list-level-style-number>
      <text:list-level-style-number text:level="9" style:num-suffix="." style:num-format="1" text:display-levels="9">
        <style:list-level-properties text:space-before="0.861cm" text:min-label-width="0.635cm"/>
      </text:list-level-style-number>
      <text:list-level-style-number text:level="10" style:num-suffix="." style:num-format="1" text:display-levels="10">
        <style:list-level-properties text:space-before="0.968cm" text:min-label-width="0.635cm"/>
      </text:list-level-style-number>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start-value="6" text:display-levels="2">
        <style:list-level-properties text:space-before="0.108cm" text:min-label-width="0.635cm"/>
      </text:list-level-style-number>
      <text:list-level-style-number text:level="3" style:num-suffix="." style:num-format="1" text:display-levels="3">
        <style:list-level-properties text:space-before="0.215cm" text:min-label-width="0.635cm"/>
      </text:list-level-style-number>
      <text:list-level-style-number text:level="4" style:num-suffix="." style:num-format="1" text:display-levels="4">
        <style:list-level-properties text:space-before="0.323cm" text:min-label-width="0.635cm"/>
      </text:list-level-style-number>
      <text:list-level-style-number text:level="5" style:num-suffix="." style:num-format="1" text:display-levels="5">
        <style:list-level-properties text:space-before="0.43cm" text:min-label-width="0.635cm"/>
      </text:list-level-style-number>
      <text:list-level-style-number text:level="6" style:num-suffix="." style:num-format="1" text:display-levels="6">
        <style:list-level-properties text:space-before="0.538cm" text:min-label-width="0.635cm"/>
      </text:list-level-style-number>
      <text:list-level-style-number text:level="7" style:num-suffix="." style:num-format="1" text:display-levels="7">
        <style:list-level-properties text:space-before="0.646cm" text:min-label-width="0.635cm"/>
      </text:list-level-style-number>
      <text:list-level-style-number text:level="8" style:num-suffix="." style:num-format="1" text:display-levels="8">
        <style:list-level-properties text:space-before="0.753cm" text:min-label-width="0.635cm"/>
      </text:list-level-style-number>
      <text:list-level-style-number text:level="9" style:num-suffix="." style:num-format="1" text:display-levels="9">
        <style:list-level-properties text:space-before="0.861cm" text:min-label-width="0.635cm"/>
      </text:list-level-style-number>
      <text:list-level-style-number text:level="10" style:num-suffix="." style:num-format="1" text:display-levels="10">
        <style:list-level-properties text:space-before="0.968cm" text:min-label-width="0.635cm"/>
      </text:list-level-style-number>
    </text:list-style>
    <text:list-style style:name="L19">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start-value="7" text:display-levels="2">
        <style:list-level-properties text:space-before="0.108cm" text:min-label-width="0.635cm"/>
      </text:list-level-style-number>
      <text:list-level-style-number text:level="3" style:num-suffix="." style:num-format="1" text:display-levels="3">
        <style:list-level-properties text:space-before="0.215cm" text:min-label-width="0.635cm"/>
      </text:list-level-style-number>
      <text:list-level-style-number text:level="4" style:num-suffix="." style:num-format="1" text:display-levels="4">
        <style:list-level-properties text:space-before="0.323cm" text:min-label-width="0.635cm"/>
      </text:list-level-style-number>
      <text:list-level-style-number text:level="5" style:num-suffix="." style:num-format="1" text:display-levels="5">
        <style:list-level-properties text:space-before="0.43cm" text:min-label-width="0.635cm"/>
      </text:list-level-style-number>
      <text:list-level-style-number text:level="6" style:num-suffix="." style:num-format="1" text:display-levels="6">
        <style:list-level-properties text:space-before="0.538cm" text:min-label-width="0.635cm"/>
      </text:list-level-style-number>
      <text:list-level-style-number text:level="7" style:num-suffix="." style:num-format="1" text:display-levels="7">
        <style:list-level-properties text:space-before="0.646cm" text:min-label-width="0.635cm"/>
      </text:list-level-style-number>
      <text:list-level-style-number text:level="8" style:num-suffix="." style:num-format="1" text:display-levels="8">
        <style:list-level-properties text:space-before="0.753cm" text:min-label-width="0.635cm"/>
      </text:list-level-style-number>
      <text:list-level-style-number text:level="9" style:num-suffix="." style:num-format="1" text:display-levels="9">
        <style:list-level-properties text:space-before="0.861cm" text:min-label-width="0.635cm"/>
      </text:list-level-style-number>
      <text:list-level-style-number text:level="10" style:num-suffix="." style:num-format="1" text:display-levels="10">
        <style:list-level-properties text:space-before="0.968cm" text:min-label-width="0.635cm"/>
      </text:list-level-style-number>
    </text:list-style>
    <text:list-style style:name="L20">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start-value="7" text:display-levels="2">
        <style:list-level-properties text:space-before="0.053cm" text:min-label-width="0.635cm"/>
      </text:list-level-style-number>
      <text:list-level-style-number text:level="3" text:style-name="Numbering_20_Symbols"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start-value="7" text:display-levels="2">
        <style:list-level-properties text:space-before="0.053cm" text:min-label-width="0.635cm"/>
      </text:list-level-style-number>
      <text:list-level-style-number text:level="3" text:style-name="Numbering_20_Symbols" style:num-format="1" text:start-value="2"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2">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start-value="7" text:display-levels="2">
        <style:list-level-properties text:space-before="0.053cm" text:min-label-width="0.635cm"/>
      </text:list-level-style-number>
      <text:list-level-style-number text:level="3" text:style-name="Numbering_20_Symbols" style:num-format="1" text:start-value="3"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3">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start-value="7" text:display-levels="2">
        <style:list-level-properties text:space-before="0.053cm" text:min-label-width="0.635cm"/>
      </text:list-level-style-number>
      <text:list-level-style-number text:level="3" text:style-name="Numbering_20_Symbols" style:num-format="1" text:start-value="4"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4">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rabalho sobre processadores</text:p>
      <text:p text:style-name="P33"/>
      <text:p text:style-name="P33"/>
      <text:p text:style-name="P33"/>
      <text:p text:style-name="P33"/>
      <text:p text:style-name="P33"/>
      <text:p text:style-name="P33"/>
      <text:p text:style-name="P33"/>
      <text:p text:style-name="P34">Arquitetura e Organização de Computadores</text:p>
      <text:p text:style-name="P33"/>
      <text:p text:style-name="P33"/>
      <text:p text:style-name="P33"/>
      <text:p text:style-name="P33"/>
      <text:p text:style-name="P33"/>
      <text:p text:style-name="P33"/>
      <text:p text:style-name="P35">Professor: Edson Ceroni</text:p>
      <text:p text:style-name="P35">Aluno: Kemel Zaidan Maluf</text:p>
      <text:p text:style-name="P35">RA: 1370481023164</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39">Sumário</text:p>
          </text:index-title>
          <text:p text:style-name="P40">Objetivo<text:tab/>3</text:p>
          <text:p text:style-name="P40">Histórico dos Microprocessadores x86:<text:tab/>3</text:p>
          <text:p text:style-name="P41">8086<text:tab/>3</text:p>
          <text:p text:style-name="P41">8086<text:tab/>3</text:p>
          <text:p text:style-name="P41">8088<text:tab/>3</text:p>
          <text:p text:style-name="P41">80286<text:tab/>3</text:p>
          <text:p text:style-name="P41">80386<text:tab/>4</text:p>
          <text:p text:style-name="P41">80486<text:tab/>5</text:p>
          <text:p text:style-name="P41">AMD Am 5x86<text:tab/>6</text:p>
          <text:p text:style-name="P41">Cyrix Cx 5x86<text:tab/>6</text:p>
          <text:p text:style-name="P40">PENTIUM<text:tab/>6</text:p>
          <text:p text:style-name="P41">Pentium (Chipset P54c)<text:tab/>6</text:p>
          <text:p text:style-name="P41">Pentium Pró (P6)<text:tab/>7</text:p>
          <text:p text:style-name="P41">Pentium MMX (P55c)<text:tab/>7</text:p>
          <text:p text:style-name="P41">Pentium II (i440Bx)<text:tab/>7</text:p>
          <text:p text:style-name="P40">CELERON<text:tab/>7</text:p>
          <text:p text:style-name="P41">Celeron 233, 266, 300, 330 MHz<text:tab/>7</text:p>
          <text:p text:style-name="P41">Pentium III (440Bx) <text:tab/>8</text:p>
          <text:p text:style-name="P41">AMD <text:tab/>8</text:p>
          <text:p text:style-name="P41">CYRIX <text:tab/>8</text:p>
          <text:p text:style-name="P40">CISC x RISC<text:tab/>9</text:p>
          <text:p text:style-name="P41">Princípios técnicos de máquinas RISC<text:tab/>10</text:p>
          <text:p text:style-name="P41">Por que processadores RISC não decolaram?<text:tab/>11</text:p>
          <text:p text:style-name="P41">Algumas informações técnicas sobre processadores RISC<text:tab/>11</text:p>
          <text:p text:style-name="P7">Digital Equipment<text:tab/>11</text:p>
          <text:p text:style-name="P7">MIPS<text:tab/>11</text:p>
          <text:p text:style-name="P7">Sun-Oracle Microsystems<text:tab/>12</text:p>
          <text:p text:style-name="P7">Hewlett – Packard (HP)<text:tab/>12</text:p>
          <text:p text:style-name="P40">Bibliografia<text:tab/>13</text:p>
        </text:index-body>
      </text:table-of-content>
      <text:p text:style-name="P35"/>
      <text:list text:style-name="L1">
        <text:list-item>
          <text:p text:style-name="P37"><text:toc-mark-start text:id="IMark163622684" text:outline-level="1"/><text:alphabetical-index-mark-start text:id="IMark164568676"/>Objetivo<text:alphabetical-index-mark-end text:id="IMark164568676"/><text:toc-mark-end text:id="IMark163622684"/></text:p>
        </text:list-item>
      </text:list>
      <text:p text:style-name="P1"/>
      <text:p text:style-name="P2"><text:tab/><text:span text:style-name="T2">O presente trabalho tem como objetivo fazer uma abordagem histórica das diferentes arquiteturas de processadores, com enfoque maior na arquitetura x86 da Intel, visando fornecer um panorama das diferentes arquiteturas existentes e suas consequentes evoluções em escala comparativa, o que propicia ao aluno um entendimento maior daquilo que surge no presente, uma vez que ele já possui um embazamento histórico.</text:span></text:p>
      <text:p text:style-name="P18"/>
      <text:list text:style-name="L2">
        <text:list-item>
          <text:p text:style-name="P8"><text:toc-mark text:string-value="Histórico dos Microprocessadores x86:" text:outline-level="1"/><text:alphabetical-index-mark text:string-value="Histórico dos Microprocessadores x86:"/>Histórico dos Microprocessadores x86: </text:p>
        </text:list-item>
      </text:list>
      <text:p text:style-name="Standard"/>
      <text:list text:style-name="L3">
        <text:list-item>
          <text:list>
            <text:list-item>
              <text:p text:style-name="P9"><text:toc-mark text:string-value="8086" text:outline-level="2"/><text:toc-mark text:string-value="8086" text:outline-level="2"/><text:alphabetical-index-mark text:string-value="8086"/>8086 </text:p>
            </text:list-item>
          </text:list>
        </text:list-item>
      </text:list>
      <text:p text:style-name="P1"/>
      <text:p text:style-name="P5"><text:tab/>Lançado pela Intel em 1978, o 8086 tinha um desempenho dez vezes melhor que seu antecessor o 8080. Seus registradores tinham a largura de 16 bits, o barramento de dados passou de 8 para 16 bits e o barramento de endereços se tornou maior com 20 bits de largura, permitindo assim que fosse controlado mais de 1 milhão de bytes de memória. A memória passou a ser tratada de maneira diferente pois esse processador tratava a mesma como se fosse dividida em até 16 segmentos contendo 64 kilobytes cada, e não permitia que nenhuma estrutura de dados ultrapassasse a barreira entre os segmentos. </text:p>
      <text:p text:style-name="Standard"/>
      <text:list text:style-name="L4">
        <text:list-item>
          <text:list>
            <text:list-item>
              <text:p text:style-name="P10"><text:toc-mark text:string-value="8088" text:outline-level="2"/><text:alphabetical-index-mark text:string-value="8088"/>8088 </text:p>
            </text:list-item>
          </text:list>
        </text:list-item>
      </text:list>
      <text:p text:style-name="Standard"/>
      <text:p text:style-name="P5"><text:tab/>O 8088 surgiu da necessidade em se criar um processador com características parecidas com as do 8086 mas que tivesse um custo menor. Dessa forma, a Intel colocou no mercado um chip que só se diferenciava do 8086 pelo fato de Ter um barramento de dados de 8 bits. Em virtude de sua concepção menos avançada e do baixo custo de produção o 8088 foi escolhido pela IBM, para o projeto de seu computador pessoal, pois, além de possuir o projeto interno de 16 bits também pertencia à mesma linhagem do 8080. </text:p>
      <text:p text:style-name="P5"/>
      <text:list text:style-name="L5">
        <text:list-item>
          <text:list>
            <text:list-item>
              <text:p text:style-name="P11"><text:toc-mark-start text:id="IMark163622900" text:outline-level="2"/><text:alphabetical-index-mark-start text:id="IMark164476956"/>80286<text:alphabetical-index-mark-end text:id="IMark164476956"/><text:toc-mark-end text:id="IMark163622900"/></text:p>
              <text:p text:style-name="P19"/>
            </text:list-item>
          </text:list>
        </text:list-item>
      </text:list>
      <text:p text:style-name="P5"><text:tab/>Comparado com seu antecessor imediato (o 8086), o 80286 apresentava diversas características particularmente adequadas aos computadores pessoais. Seu bus de dados possui 16 bits reais, o mesmo acontecendo com os registradores internos. E ainda foi projetado para trabalhar com maior velocidade, inicialmente 6 MHz, logo ampliados par 8 e, em seguida para 10. Com o tempo, versões deste microprocessador com velocidades de 12,5, 16 e até 20 MHz foram introduzidas pela Intel. </text:p>
      <text:p text:style-name="P5"><text:tab/>Um dos aspectos mais importantes acabou sendo a maior capacidade de memória do 80286. Ao invés de 20 linhas de endereçamento, o 80286 possuía 24. As quatro linhas adicionais aumentam a quantidade máxima de memória que o chip é capaz de endereçar em 15 megabytes, elevando o total para 16 megabytes. </text:p>
      <text:p text:style-name="P5"><text:tab/>O 80286 também permitia o uso da memória virtual. Que ao contrário do que se pensa, não se compõe de chips de memória. Ao contrário, as informações ficam armazenadas em outro meio de memória de massa, podendo ser transferidas para a memória física sempre que forem necessárias. Em conseqüência disso, o 80286 é capaz de controlar até 1 gigabyte (1024 Megabytes) de memória total, 16 megabytes físicos, e 1008 megabytes virtuais (Rosch (1993)). </text:p>
      <text:p text:style-name="P5"><text:tab/>Para manter a compatibilidade com os chips mais antigos, os engenheiros da Intel dotaram o 80286 de dois modos operacionais. O Modo Real reproduzia quase que exatamente o esquema de operação do 8086. A cópia foi tão perfeita que o modo real herdou todas as limitações do 8086, inclusive a barreira de 1 megabyte de memória. Essa restrição era obrigatória para que o 80286 identificasse os endereços de memória da mesma maneira que o 8086. </text:p>
      <text:p text:style-name="P5"><text:tab/>Para tirar partido dos maiores recursos do tratamento de memória da arquitetura 286, foi <text:soft-page-break/>criado o Modo Protegido. Embora não fosse compatível com os 18 programas existentes para o 8086, o modo protegido permitia o uso de todos os 16 megabytes de memória real, além de 1 gigabyte de memória virtual, por qualquer programa que fosse escrito especificamente para utilizar esses recursos. No entanto, embora permitisse o uso de mais memória, ele continuava operando com segmentos de memória de 64 kilobytes. </text:p>
      <text:p text:style-name="P5"><text:tab/>A utilização da palavra "protegido" no nome do modo sugere que ele provê alguma proteção. Isso é correto, pois é possível inicializar as tabelas de segmentos de tal maneira que quando o 80286 é utilizado para um sistema de multiprogramação, cada processo pode ser impedido de acessar segmentos pertencentes a outro processo. </text:p>
      <text:p text:style-name="Standard"/>
      <text:list text:style-name="L6">
        <text:list-item>
          <text:list>
            <text:list-item>
              <text:p text:style-name="P12"><text:alphabetical-index-mark text:string-value="80386"/><text:toc-mark text:string-value="80386" text:outline-level="2"/>80386 </text:p>
            </text:list-item>
          </text:list>
        </text:list-item>
      </text:list>
      <text:p text:style-name="Standard"/>
      <text:p text:style-name="P5"><text:tab/>A grande evolução nos micros PC se deu na introdução do processador 80386, com ele os fabricantes de processadores, como a Intel tiveram base para seus projetos futuros. No entanto, hoje todos os processadores disponíveis no mercado possuem o funcionamento compatível com o processador 386 [TOR98]. </text:p>
      <text:p text:style-name="P5"><text:tab/>Três características, inovações técnicas, formaram a base para o projeto do processador 386. A primeira delas é que há tantas instruções para ir do modo protegido quanto para voltar ao modo real; a segunda delas é a criação do modo virtual 8086, programas escritos no modo real pudessem ser utilizados diretamente dentro do modo protegido; e por sua vez a terceira característica que se baseia na manipulação de dados a 32 bits o dobro da plataforma anterior. Além disso, estando no modo protegido, o 80386 consegue acessar até 4 GB de memória (RAM) muito mais que qualquer micro necessita. Isto ocorreu em meados dos anos 80, mas somente por volta de 1990 </text:p>
      <text:p text:style-name="P5">tornaram-se comuns nos PCs que utilizavam este microprocessador. </text:p>
      <text:p text:style-name="P5"/>
      <text:p text:style-name="Standard">Vamos descrever alguns recursos importantes do modo protegido do 80386 : </text:p>
      <text:p text:style-name="Standard">· </text:p>
      <text:list text:style-name="L7">
        <text:list-item>
          <text:p text:style-name="P20"><text:span text:style-name="T1">Memória Virtual</text:span>: com essa maneira de gerenciar, podemos simular um computador com mais memória RAM do que ele possui. Ou seja, é uma técnica que 19 se baseia no ato de conseguir um arquivo do disco rígido de tamanho qualquer para utilizar como uma memória extra, chamado arquivo de troca (swap file). </text:p>
        </text:list-item>
        <text:list-item>
          <text:p text:style-name="P20"><text:span text:style-name="T1">Proteção de Memória</text:span>: como o processador acessa muita a memória, podemos carregar diversos programas simultaneamente. Através da proteção da memória, o processador é capaz de isolar cada programa em uma área de memória bem definida, de modo que um programa não invada a área de memória que esteja sendo utilizada por outro programa. </text:p>
        </text:list-item>
        <text:list-item>
          <text:p text:style-name="P20"><text:span text:style-name="T1">Multitarefa</text:span>: graças à proteção de memória, o processador é capaz de saber exatamente onde se encontra cada programa carregado na memória. Dessa forma, ele pode executar automaticamente uma instrução de cada programa, parecendo que os programas estão sendo executados simultaneamente. </text:p>
        </text:list-item>
        <text:list-item>
          <text:p text:style-name="P20"><text:span text:style-name="T1">Modo Virtual 8086</text:span>: o modo protegido é, a rigor, incompatível com o modo real. Como poderíamos executar programas de modo real em modo protegido? Através do modo virtual 8086, o processador pode trabalhar como se fosse vários processadores 8086 com 1 MB de memória (ou seja, um XT) simultaneamente. Isso significa que você pode ter, ao mesmo tempo, um ou mais programas de modo real rodando dentro do modo protegido simultaneamente, cada programa achando que está trabalhando em um processador 8086 “puro” e completamente “limpo”. </text:p>
        </text:list-item>
      </text:list>
      <text:p text:style-name="Standard"/>
      <text:p text:style-name="P5"><text:tab/>O encaixe o processador 80386SX tem um packaging inteiramente diferente do 80286, e os dois chips não se encaixam no mesmo soquete. Com isso, alguns Pcs utilizaram uma placa adaptadora com circuitos auxiliares de multiplexação para poder fazer com que o 80386SX se encaixe no soquete de um 80286. </text:p>
      <text:p text:style-name="P5"><text:tab/>Além da Intel, vários outros fabricantes produziram microprocessadores 386SX e 386DX. O <text:soft-page-break/>principal deles foi a AMD. Foram lançadas versões de 16, 20, 25, 33 e 40 Mhz. </text:p>
      <text:p text:style-name="P5"><text:tab/>“A velocidade desses processadores se originou-se de um funcionamento de 16 MHz, embora a primeira possibilidade tenha sido solenemente esnobada pelos projetistas de computadores, para as quais a velocidade nunca é suficiente. Logo após, uma versão de 20 MHz foi colocada no mercado. Em 1988, o limite chegou aos 25 MHz, e logo depois passou para 33 MHz. Atualmente, algumas empresas produzem chips que operam a 40 a 50 MHz.” [ROS93] </text:p>
      <text:p text:style-name="P5"><text:tab/>A Intel lançou o 80386SX como irmão menor do 80386. Internamente, o 80386SX é praticamente idêntico as 80386, com registradores de 32 bits reais e todos os mesmos modos operacionais. Apenas uma diferença significativa separam o 80386 do 80386SX. Em vez de interfacear com um bus de memória de 32 bits, o 80386SX foi projetado para um bus de 16 bits. Seus registradores de 32 bits têm que ser preenchidos e duas etapas a partir de um canal de I/O de 16 bits. Com isso, o 386SX é mais barato para o fabricante, embora no mercado daquela época o seu preço não era tão baixo. </text:p>
      <text:p text:style-name="P5"><text:tab/>Sempre que citarmos o processador 80386, estamos nos referindo ao modelo 80386DX que o seu sufixo significa “double word” (32 bits), ao contrário do modelo anterior SX representando “single word” (16 bits) .</text:p>
      <text:p text:style-name="Standard"/>
      <text:list text:style-name="L8">
        <text:list-item>
          <text:list>
            <text:list-item>
              <text:p text:style-name="P13"><text:toc-mark-start text:id="IMark164849340" text:outline-level="2"/><text:alphabetical-index-mark text:string-value="80486"/>80486<text:toc-mark-end text:id="IMark164849340"/> </text:p>
            </text:list-item>
          </text:list>
        </text:list-item>
      </text:list>
      <text:p text:style-name="Standard"/>
      <text:p text:style-name="P5"><text:tab/>O processador 80486 foi o sucessor para aplicações mais “pesadas”, sendo possível encontra-lo nos PCs no ano de 1991. Com uma versão inicial que operava com um clock de 25 MHz. Dessa maneira, a Intel criou o 486 que na realidade supera muito o desempenho de um 80386DX-25 em duas vezes, apesar de ter apenas seis instruções a mais, mas para que esse desempenho fosse justificado, o processador foi incorporado com circuitos em seu interior como: </text:p>
      <text:p text:style-name="P5"/>
      <text:list text:style-name="L9">
        <text:list-item>
          <text:p text:style-name="P24">Coprocessador matemático; </text:p>
        </text:list-item>
        <text:list-item>
          <text:p text:style-name="P24">Memória cache interna de 8 KB. </text:p>
        </text:list-item>
      </text:list>
      <text:p text:style-name="Standard"/>
      <text:p text:style-name="P5"><text:tab/>Estando integrados diretamente dentro do microprocessador, esses componentes fizeram com que o desempenho geral do PC subisse muito - um circuito externo é mais lento, pois os dados demoram a ir e vir na placa de circuito impresso. </text:p>
      <text:p text:style-name="P5"><text:tab/>“O cache de memória, a partir do 80486 passou a possuir dois caches de memória; um dentro do processador, chamado cache de memória interno de 8 KB; e um na placa-mãe do micro, chamado de cache de memória externo que hoje varia na ordem de 256 KB e 512 KB.” [TOR98] </text:p>
      <text:p text:style-name="P5"><text:tab/>O processador mais barato da família é o 80486SX, disponíveis nas versões de 25 e 33 MHz seguindo a mesma linha que seu processador antecessor. Este microprocessador é uma versão de custo mais acessível, sendo assim, não era dotado do coprocessador matemático interno. Para não haver confusão e manter a padronização, foram usados os mesmos diferenciadores, “DX” para a versão “standard” e “SX” para a versão “econômica”, que não tinha coprocessador matemático interno. Portanto, quando citamos a nomenclatura “80486” estamos nos referindo ao 80486DX trabalhando a 32 bits. Um usuário interessado em acrescentar um coprocessador matemático ao 486SX poderia perfeitamente fazê-lo. Bastava adquirir um 487SX, que para todos os efeitos, era o “coprocessador aritmético” do 486SX. As placas de CPU baseadas no 486SX em geral possuíam um soquete pronto para a instalação deste chip. Entretanto, este tipo de instalação não era nada vantajosa do ponto de vista financeiro. Era mais barato adquirir uma placa de CPU equipada com o 486DX. O 486SX tanto foi considerado um erro, que os concorrentes da Intel (AMD e Cyrix) não lançaram microprocessadores equivalentes. Surgiram os:</text:p>
      <text:p text:style-name="P5"/>
      <text:list text:style-name="L10">
        <text:list-item>
          <text:p text:style-name="P21">80486DX-50 ou 80486DX2; que se estabeleceu pelo aumento da freqüência de operação em que o processador é capaz de trabalhar, ou seja, 50 MHz processador resultante da multiplicação do clock, que trabalha internamente com o dobro da 21 freqüência de operação da placa-mãe, ou seja, ele multiplica a freqüência de operação da placa-mãe por 2. <text:soft-page-break/>Acarretando problemas com as suscetíveis interferências eletromagnéticas. Logo depois, a Intel lançou o 486DX2-66. Campeão de velocidade de sua época, este microprocessador foi o mais vendido durante 1994. Este aumento de vendas ocorreu quando os preços caíam em virtude do lançamento de microprocessadores equivalentes pela AMD e Cyrix. Veja os processadores da época: </text:p>
          <text:p text:style-name="P25"/>
        </text:list-item>
      </text:list>
      <text:list text:style-name="L11">
        <text:list-item>
          <text:p text:style-name="P26">Intel: 486DX2-50 e 486DX2-66; </text:p>
        </text:list-item>
        <text:list-item>
          <text:p text:style-name="P26">AMD: Am486DX2-50, Am486DX2-66 e Am486DX2-80; </text:p>
        </text:list-item>
        <text:list-item>
          <text:p text:style-name="P26">Cyrix: Cx486DX2-50, Cx486DX2-66 e Cx486DX2-80. </text:p>
        </text:list-item>
      </text:list>
      <text:p text:style-name="Standard"/>
      <text:list text:style-name="L12">
        <text:list-item>
          <text:p text:style-name="P22">80486DX4; é um processador que trabalha com multiplicação do clock por 3. Assim, um 80486DX4-75 trabalha, externamente, com 25 MHz e, internamente, com 75 MHz; o 80486DX4-100 trabalha, externamente, com 33 MHz e internamente, com 99 MHz. Sendo este mais rápido que os concorrentes por possuir 16 KB de memória interna. Pouco depois da Intel, a AMD e a Cyrix também lançaram seus microprocessadores 486DX4. São o Am486DX4 e o Cx486DX4. A AMD criou versões de 100 e 120 MHz. A Cyrix lançou apenas o modelo 100 Mhz. “A Intel lançou também uma série paralela, a “SL”, que permite o gerenciamento avançado de consumo elétrico alimentado por 5V, exceto o 486DX4 que é alimentado por 3V.” [TOR98] </text:p>
        </text:list-item>
      </text:list>
      <text:p text:style-name="Standard"/>
      <text:p text:style-name="P1"><text:alphabetical-index-mark text:string-value="O AMD Am 5x86"/>O <text:toc-mark-start text:id="IMark163622900" text:outline-level="2"/>AMD Am 5x86<text:toc-mark-end text:id="IMark163622900"/> </text:p>
      <text:p text:style-name="Standard"/>
      <text:p text:style-name="Standard"><text:tab/>Esse processador é na verdade, um “486DX5”, um 486 com quadruplicação de clock. Tem cache de memória interno de 16 KB e é alimentado por 3,3 V. </text:p>
      <text:p text:style-name="Standard"/>
      <text:p text:style-name="Standard"><text:alphabetical-index-mark-start text:id="IMark164355404"/><text:toc-mark-start text:id="IMark162995796" text:outline-level="2"/><text:span text:style-name="T1">Cyrix Cx 5x86</text:span><text:toc-mark-end text:id="IMark162995796"/><text:alphabetical-index-mark-end text:id="IMark164355404"/> </text:p>
      <text:p text:style-name="Standard"/>
      <text:p text:style-name="P5"><text:tab/>Esse processador é uma versão do processador 6x86 para placas-mãe 486 e por esse motivo, consegue ser mais rápido que o 486DX4, ainda que utilize o mesmo esquema de multiplicação de clock desse processador (triplicação de clock). Tem um cache de memória interno de 16 KB e é alimentado por 3,5 V. Esse processador é um 486DX4 “turbinado”. </text:p>
      <text:p text:style-name="Standard"/>
      <text:p text:style-name="P1">2.6 <text:toc-mark text:string-value="PENTIUM" text:outline-level="1"/><text:alphabetical-index-mark text:string-value="PENTIUM"/>PENTIUM </text:p>
      <text:p text:style-name="Standard">· </text:p>
      <text:p text:style-name="P1"><text:toc-mark text:string-value="Pentium (Chipset P54c)" text:outline-level="2"/><text:alphabetical-index-mark text:string-value="Pentium (Chipset P54c) "/>Pentium (Chipset P54c) </text:p>
      <text:p text:style-name="Standard"/>
      <text:p text:style-name="P5"><text:tab/>Também chamada de Pentium Classic, o Pentium é o primeiro microprocessador considerado de 5a geração. Fabricado pela Intel, foi lançado em 1993, nas versões de 60 e 66 Mhz. Os microprocessadores Pentium contêm mais de três milhões de transistores e já incluem co-processador matemático e memória cache. Operava com 5 volts, e apresentava muito aquecimento, mas com melhorias no projeto, a Intel permitiu a operação com 3,5 volts, resultando num aquecimento bem menor. Novas versões foram lançadas como a de 75, 90, 100, 120, 133, 155, 166 e 200 MHz. O Pentium é um microprocessador de 32 bits, mas com várias características de 64 bits. Por exemplo: o seu barramento de dados, que dá acesso a memória é feito a 64 bits por vez, o que significa uma maior velocidade, ele transporta simultaneamente dois dados de 32 bits. Ao inverso do 486 que era de 32 bits por vez.</text:p>
      <text:p text:style-name="P5"><text:tab/>A memória cache interna do Pentium(L1) é de 16 KB, sendo dividida em duas, uma de 8 KB para armazenamento de dados e outra de 8 KB para instruções. A arquitetura é superescalar em dupla canalização, ou seja o Pentium funciona internamente como se fosse dois processadores 486, trabalhando em paralelo. Dessa forma, ele é capaz de processar (2)duas instruções simultaneamente. Os processadores Pentium pode trabalhar em placas-mãe com mais de um processador diretamente, utilizando como conexão o soquete 7. </text:p>
      <text:p text:style-name="Standard"><text:soft-page-break/></text:p>
      <text:p text:style-name="P1"><text:alphabetical-index-mark text:string-value="Pentium Pró (P6)"/><text:toc-mark text:string-value="Pentium Pró (P6)" text:outline-level="2"/>Pentium Pró (P6) </text:p>
      <text:p text:style-name="Standard"/>
      <text:p text:style-name="P5"><text:tab/>O Pentium Pro foi criado para ser o sucessor do Pentium, sendo considerado como sexta geração. Inicialmente foi lançado nas versões 150, 180 e 200 MHz. Opera com 32 bits e utiliza memória de 64 bits, da mesma forma como ocorre com o Pentium. Seu projeto foi otimizado para realizar processamento de 32 bits, sendo neste tipo de aplicação mais rápido que o Pentium comum, só que ao realizar processamento de 16 bits perde para o Pentium comum. </text:p>
      <text:p text:style-name="P5"><text:tab/>O Pentium Pro possui uma memória cache secundária dentro do próprio processador. Com isso, aumenta-se o desempenho do processador, ou seja, a freqüência usada será a mesma de operação interna do processador. </text:p>
      <text:p text:style-name="P5"><text:tab/>A arquitetura do Pentium Pro é superescalar em tripla canalização, é capaz de executar (3)três instruções simultaneamente. O núcleo do Pentium Pro é RISC, só que para ele ser compatível com programas existentes, foi adicionado um decodificador CISC na sua entrada. Dessa forma, ele aceita programa CISC, porém os processa em seu núcleo RISC. O Processador do Pentium Pro pode ser utilizado em placas-mãe com dois ou quatro processadores. Para seu melhor desempenho é usado quantidades elevadas de memória, fazendo que seu uso fosse direcionado para servidores, ao invés de computadores domésticos ou de escritórios. </text:p>
      <text:p text:style-name="P5"><text:tab/>A conexão utilizada pelo processador é chamada de soquete 8. Esse soquete é </text:p>
      <text:p text:style-name="P5">bem maior que o soquete 7 utilizado no Pentium Clássico (Pentium Comum). </text:p>
      <text:p text:style-name="P5"/>
      <text:p text:style-name="P1"><text:toc-mark-start text:id="IMark164355404" text:outline-level="2"/><text:alphabetical-index-mark text:string-value="Pentium MMX (P55c)"/>Pentium MMX (P55c)<text:toc-mark-end text:id="IMark164355404"/> </text:p>
      <text:p text:style-name="Standard"/>
      <text:p text:style-name="P6"><text:tab/>Versões: 166 MMX, 200 MMX, 233 MMX MHz; </text:p>
      <text:p text:style-name="P5"><text:tab/>Visando aumentar o desempenho de programas que fazem processamento de gráficos, imagens e sons, a Intel adicionou ao microprocessador Pentium, 57 novas instruções específicas para a execução rápida deste tipo de processamento, elas são chamadas de instruções MMX (MMX= Multimedia Extensions). Uma única instrução MMX realiza o processamento equivalente ao de várias instruções comuns. Essas instruções realizam cálculos que aparecem nos processamentos de sons e imagens. As instruções MMX não aumenta a velocidade de execução dos programas, mas possibilita que os fabricante de software criem novos programas, aproveitando este recurso para que o processamento de áudio e vídeo fique mais rápido. O Pentium MMX possui uma memória cache interna de 32 KB e trabalha com níveis duplos de voltagem: externamente a 3,3 volts enquanto o núcleo do processador opera a 2,8 volts. A conexão é feita através do Soquete 7, ou seja, possui o mesmo conjunto de sinais digitais que o Pentium comum. A freqüência de operação na placa mãe é de 66 MHz. </text:p>
      <text:p text:style-name="Standard"/>
      <text:p text:style-name="P4"><text:alphabetical-index-mark text:string-value="Pentium II (i440Bx)"/><text:toc-mark text:string-value="Pentium II (i440Bx)" text:outline-level="2"/>Pentium II (i440Bx) </text:p>
      <text:p text:style-name="Standard"/>
      <text:p text:style-name="P5"><text:tab/>Sucessor do Pentium MMX, com velocidades de 300, 333, 350, 400 MHz. </text:p>
      <text:p text:style-name="P5"><text:tab/>Possui barramento de 100 MHz, e é encapsulado em um envólucro(cartucho) que engloba o processador e a cache externa(L2), este envólucro metálico facilita a dissipação do calor. A memória cache primária(L1) continua sendo 32 KB igual ao Pentium MMX, sendo que a memória secundária(L2) não está mais dentro do processador e sim no próprio cartucho, ao lado do processador. </text:p>
      <text:p text:style-name="P5"><text:tab/>O Pentium II permite o multiprocessamento de dois processadores. Sua conexão na placa-mãe é feita através do seu conector próprio, chamado de slot 1. </text:p>
      <text:p text:style-name="P5"/>
      <text:p text:style-name="P1"><text:toc-mark text:string-value="CELERON" text:outline-level="1"/><text:alphabetical-index-mark text:string-value="CELERON"/>CELERON </text:p>
      <text:p text:style-name="P1"><text:alphabetical-index-mark text:string-value="Celeron 233, 266, 300, 330 MHz"/><text:toc-mark-start text:id="IMark164849340" text:outline-level="2"/>Celeron 233, 266, 300, 330 MHz<text:toc-mark-end text:id="IMark164849340"/> </text:p>
      <text:p text:style-name="Standard"/>
      <text:p text:style-name="P5"><text:tab/>A Intel lançou em abril/98, uma versão especial do Pentium II, chamada de Celeron. Este <text:soft-page-break/>processador pode ser instalado nas mesmas placas de CPU projetadas para o Pentium II. Nas suas primeiras versões, operava com clock externo de 233 MHz, e clock interno de 66 MHz, e não possuía memória cache secundária(cache de nível 2). </text:p>
      <text:p text:style-name="P5"><text:tab/>Com isto o processador tinha o preço baixo em relação aos concorrentes. O encapsulamento usado em todos os processadores Celeron e do tipo SEPP (Single Edge Processor Package), um novo mecanismo para dissipação do calor, similar ao SEC (Single Edge Contact) só que vem sem o invólucro (cartucho). Sua conexão é feita através do soquete 7. </text:p>
      <text:p text:style-name="P5"><text:tab/>O microprocessador Celeron de 300 e 330 MHz que são dotados de 128 KB de memória cache secundária(L2) . </text:p>
      <text:p text:style-name="P5"><text:tab/>O Celeron pode ser considerado um Pentium II Light. O chipset (conjunto de chips que complementam o processador 440EX) criado para ele, é uma versão simplificada dos modelos Pentium II. Sua principal limitação está na capacidade para expansão, micros com esse processador podem ter apenas três conectores PCI e dois conectores para memória. Em compensação, o processador Celeron suporta vídeo AGP, memória do tipo SDRAM e discos UltraATA. </text:p>
      <text:p text:style-name="Standard"/>
      <text:p text:style-name="P1"><text:toc-mark-start text:id="IMark162995796" text:outline-level="2"/>Pentium III (440Bx) <text:toc-mark-end text:id="IMark162995796"/></text:p>
      <text:p text:style-name="Standard"/>
      <text:p text:style-name="P5"><text:tab/>Projetado para a Internet, o processador Pentium III vem com clock de 450 e 500 MHz, e com 70 novas instruções que habilita aplicativos de processamento avançados de imagens, 3D, áudio e vídeo, e reconhecimento de voz. Seu barramento é de 100 MHz, com memória cache secundária de 512 KB. </text:p>
      <text:p text:style-name="Standard"/>
      <text:p text:style-name="Standard"><text:span text:style-name="T1">2.7 </text:span><text:toc-mark-start text:id="IMark164849340" text:outline-level="2"/><text:span text:style-name="T1">AMD</text:span> <text:toc-mark-end text:id="IMark164849340"/></text:p>
      <text:p text:style-name="Standard"/>
      <text:p text:style-name="P5"><text:tab/>AMD X5 - conhecido como AMD 5x86 com velocidade de 133 MHz, foi projetado para competir com o Pentium de 60 e 66 MHz, e possuía um desempenho similar ao de um Pentium 75. AMD K5 - de 133 MHz foi o primeiro microprocessador compatível com o Pentium lançado pela AMD. Apesar de veloz, inteiramente compatível com o Pentium e bem mais barato, demorou muito a chegar ao mercado. A Intel já tinha lançado o Pentium 200 MMX. </text:p>
      <text:p text:style-name="P5">AMD K6 - muito mais rápido que o K5, vem com instruções MMX, mais barato e mais rápido que um Pentium MMX do mesmo clock. </text:p>
      <text:p text:style-name="P5"/>
      <text:list text:style-name="L13">
        <text:list-item>
          <text:list>
            <text:list-item>
              <text:p text:style-name="P27"><text:toc-mark-start text:id="IMark164476956" text:outline-level="2"/><text:span text:style-name="T1">CYRIX</text:span> <text:toc-mark-end text:id="IMark164476956"/></text:p>
              <text:p text:style-name="P27"/>
            </text:list-item>
          </text:list>
        </text:list-item>
      </text:list>
      <text:p text:style-name="P5"><text:tab/>A primeira versão de processadores da Cyrix foi o Cx 5x86, concorrente do 486, e possuía desempenho equivalente ao de um Pentium 90 MHz. Com a chegada do 6x86- P200+, a Cyrix começou competir com o Pentium. Por exemplo, na época em que o Pentium mais veloz era o 166 MHz, a Cyrix já produzia o seu 6x86 P200+, com desempenho superior ao de um Pentium 200 MHz. </text:p>
      <text:p text:style-name="P5"><text:tab/>O próximo processador da Cyrix foi o 6x86 MX-P200+ que se comporta de forma idêntica a um Pentium, possui compatibilidade total, pino a pino, o que significa que podemos instalá-lo em placas de CPU Pentium. Portanto, possui características semelhantes em relação ao barramento de dados e de endereços, além da memória cache interna e do coprocessador matemático. </text:p>
      <text:p text:style-name="P5"/>
      <text:p text:style-name="Standard">Versões dos processadores Cyrix: </text:p>
      <text:p text:style-name="Standard"/>
      <table:table table:name="Tabela1" table:style-name="Tabela1">
        <table:table-column table:style-name="Tabela1.A"/>
        <table:table-column table:style-name="Tabela1.B"/>
        <table:table-row>
          <table:table-cell table:style-name="Tabela1.A1" office:value-type="string">
            <text:p text:style-name="P1">Versões </text:p>
          </table:table-cell>
          <table:table-cell table:style-name="Tabela1.B1" office:value-type="string">
            <text:p text:style-name="P1">Clock Interno </text:p>
          </table:table-cell>
        </table:table-row>
        <table:table-row>
          <table:table-cell table:style-name="Tabela1.A2" office:value-type="string">
            <text:p text:style-name="Standard">6x86-P120+ </text:p>
          </table:table-cell>
          <table:table-cell table:style-name="Tabela1.B2" office:value-type="string">
            <text:p text:style-name="Standard">100 MHz </text:p>
          </table:table-cell>
        </table:table-row>
        <table:table-row>
          <table:table-cell table:style-name="Tabela1.A2" office:value-type="string">
            <text:p text:style-name="Standard">6x86-P133+ </text:p>
          </table:table-cell>
          <table:table-cell table:style-name="Tabela1.B2" office:value-type="string">
            <text:p text:style-name="Standard">110 MHz </text:p>
          </table:table-cell>
        </table:table-row>
        <table:table-row>
          <table:table-cell table:style-name="Tabela1.A2" office:value-type="string">
            <text:p text:style-name="Standard">6x86-P150+ </text:p>
          </table:table-cell>
          <table:table-cell table:style-name="Tabela1.B2" office:value-type="string">
            <text:p text:style-name="Standard">120 MHz </text:p>
          </table:table-cell>
        </table:table-row>
        <text:soft-page-break/>
        <table:table-row>
          <table:table-cell table:style-name="Tabela1.A2" office:value-type="string">
            <text:p text:style-name="Standard">6x86-P166+ </text:p>
          </table:table-cell>
          <table:table-cell table:style-name="Tabela1.B2" office:value-type="string">
            <text:p text:style-name="Standard">133 MHz </text:p>
          </table:table-cell>
        </table:table-row>
        <table:table-row>
          <table:table-cell table:style-name="Tabela1.A2" office:value-type="string">
            <text:p text:style-name="Standard">6x86-P200+ </text:p>
          </table:table-cell>
          <table:table-cell table:style-name="Tabela1.B2" office:value-type="string">
            <text:p text:style-name="Standard">150 MHz </text:p>
          </table:table-cell>
        </table:table-row>
      </table:table>
      <text:p text:style-name="Standard"/>
      <text:list text:style-name="L14">
        <text:list-item>
          <text:p text:style-name="P14"><text:toc-mark-start text:id="IMark164380556" text:outline-level="1"/>CISC x RISC<text:toc-mark-end text:id="IMark164380556"/></text:p>
        </text:list-item>
      </text:list>
      <text:p text:style-name="P1"/>
      <text:p text:style-name="P5"><text:tab/>O conceito dos processadores RISC é utilizar um conjunto reduzido de instruções de linguagem de máquina (computador com conjunto de instruções reduzido) em contraste com os processadores CISC (computador com conjunto de instruções complexo). </text:p>
      <text:p text:style-name="P5"><text:tab/>Os primeiros processadores projetados tinham um grande problema que era a produção de software que pudessem rodar nestas máquinas. Era necessário que o programador tivesse conhecimentos profundos sobre o processador que ele ia desenvolver, pois ele tinha que escrever programas em linguagem de máquina pura. </text:p>
      <text:p text:style-name="P5"><text:tab/>Visto essa dificuldade, os projetistas de hardware desenvolveram uma nova técnica, chamada microprogramação (instruções). Microprogramação nada mais é do que criar novas funções que são adicionadas diretamente no hardware, facilitando assim o trabalho do programador. </text:p>
      <text:p text:style-name="P5"/>
      <text:p text:style-name="P5">Novas instruções foram criadas, como por exemplo :</text:p>
      <text:p text:style-name="P5">para tratar de comandos case e multiplicações. Conforme eram percebido novas necessidades, os projetistas criavam novas instruções e o adicionavam ao processador.</text:p>
      <text:p text:style-name="P5"><text:tab/>Foi-se então sobrecarregando os processador com inúmeras instruções, tornando-o complexo, surgindo assim o termo CISC. A adição de novos microcódigos acaba tornando o processador mais lento. </text:p>
      <text:p text:style-name="P5"><text:tab/>Então os projetistas criavam um modo de aumentar a velocidade do processador para compensar a lentidão resultante dos microcódigos. Mas, está chegando o dia onde não é mais possível aumentar a velocidade dos processadores sem aumentar o tamanho </text:p>
      <text:p text:style-name="P5">físico. </text:p>
      <text:p text:style-name="P5"><text:tab/>Um das formas para solucionar problemas era utilizar microcódigos. Havia um outro modo de solucionar esses problemas: a criação de software que pudessem substituir esses microcódigos. Mas, para que isso fosse colocado em prática era necessário a redução da diferença de velocidade entre a memória principal e a CPU, o que tornava inutilizável essa segunda opção. </text:p>
      <text:p text:style-name="P5"><text:tab/>Em exames feitos em programas que rodam em processadores CISC, foi descoberto que 85% do programa consiste em apenas três instruções: assinalamentos, comandos if e chamadas de procedimentos. Conclui-se então que é desnecessário a adição de microprogramas que quase ou nunca são utilizados. </text:p>
      <text:p text:style-name="P5"><text:tab/>Porém, com o tempo, houve um aumento significativo da velocidade das memórias, possibilitando assim a utilização de software em substituição dos microprogramas. Mas existe uma curiosidade, antes da invenção dos microprogramas todos os processadores eram processadores RISC, com instruções simples executadas diretamente no hardware. Depois que a microprogramação tomou conta, os computadores se tornaram mais complexos e menos eficientes. Agora a industria está voltando às suas raízes, e construindo máquinas rápidas e simples novamente. </text:p>
      <text:p text:style-name="P5"><text:tab/>A descoberta crítica que tornou as máquinas RISC viáveis foi, o que é bastante interessante, uma avanço de software, e não de hardware. Foi o aprimoramento da tecnologia de otimização de compilação que tornou possível gerar microcódigos pelo menos tão bom quanto, se não for melhor, que o microcódigo manuscrito. </text:p>
      <text:p text:style-name="P5"><text:tab/>Mas, como tudo na vida tem problemas, os processadores RISC também tem as suas desvantagens. Uma delas é na execução de uma multiplicação, em processadores RISC é necessário sintetizar uma série de formas, dependendo dos operandos. Outra desvantagem é, que sem ajuda de hardware especial, máquinas RISC não são boas para cálculos em ponto flutuante. </text:p>
      <text:p text:style-name="P5"><text:tab/>A primeira máquina RISC moderna foi o minicomputador 801 construído pela IBM, começando em 1975, Entretanto, a IBM não publicou nada a seu respeito até 27 1982. Em 1980, um grupo em Berkeley, liderado por David Patterson e Carlo Séquin, começou a projetar pastilhas <text:soft-page-break/>RISC VLSI. Eles criaram o termo RISC e batizaram sua pastilha de CPU de RISC I, seguida de perto pela RISC II. Um pouco mais tarde, em 1981, do outro lado da baía de São Francisco, em Stanfor, John Hennessy projetou e fabricou uma pastilha RISC um pouco diferente, que ele chamou de MIPS. Esta três máquinas RISC são comparadas a três máquinas CISC na Tab. 3.1. Cada uma delas levou diretamente a importantes produtos comerciais. O 801 foi o ancestral do IBM PC/RT, o RISC I foi a inspiração do projeto SPARC da Sun Microsystems, e a pastilha MIPS de Stanford levou à formação da MIPS Computer Systems. </text:p>
      <text:p text:style-name="P5"/>
      <text:list text:style-name="L15">
        <text:list-item>
          <text:list>
            <text:list-item>
              <text:p text:style-name="P15"><text:toc-mark-start text:id="IMark164380556" text:outline-level="2"/>Princípios técnicos de máquinas RISC<text:toc-mark-end text:id="IMark164380556"/></text:p>
            </text:list-item>
          </text:list>
        </text:list-item>
      </text:list>
      <text:p text:style-name="Standard"/>
      <text:p text:style-name="Standard">Vamos primeiro apresentar uma breve descrição da filosofia básica de projeto RISC. Projetar uma máquina RISC tem cinco passos básicos:</text:p>
      <text:p text:style-name="Standard"/>
      <text:list text:style-name="L16">
        <text:list-item>
          <text:p text:style-name="P28">Analisar as aplicações para encontrar as operações-chave; </text:p>
        </text:list-item>
        <text:list-item>
          <text:p text:style-name="P28">Projetar uma via de dados que seja ótima para as operações-chave; </text:p>
        </text:list-item>
        <text:list-item>
          <text:p text:style-name="P28">Projetar instruções que executem as operações-chaves utilizando a via de dados; </text:p>
        </text:list-item>
        <text:list-item>
          <text:p text:style-name="P28">Adicionar novas instruções somente se elas não diminuírem a velocidade da </text:p>
        </text:list-item>
        <text:list-item>
          <text:p text:style-name="P28">máquina; </text:p>
        </text:list-item>
        <text:list-item>
          <text:p text:style-name="P28">Repetir este processo para outros recursos. </text:p>
        </text:list-item>
      </text:list>
      <text:p text:style-name="Standard"/>
      <text:p text:style-name="P5"><text:tab/>O coração de qualquer computador é a sua via de dados, que contém os registradores, a ALU e os barramentos que os conectam. Este circuito deve ser otimizado para a linguagem ou aplicações em questão. O tempo requerido para buscar os operandos a partir de seus registradores, executá-los através da ALU e armazenar o resultado de volta em um registrador, chamado de tempo de ciclo da via de dados, deve ser o mais curto possível.</text:p>
      <text:p text:style-name="P5"><text:tab/>O próximo passo é projetar as instruções de máquina que façam bom uso da via de dados. Apenas algumas instruções e modos de endereçamento são tipicamente são tipicamente necessários. Instruções adicionais devem apenas ser adicionadas se elas forem freqüentemente utilizadas e não reduzirem o desempenho das mais importantes.</text:p>
      <text:p text:style-name="P5"/>
      <text:p text:style-name="Standard">A Regra de Ouro número 1 diz: </text:p>
      <text:p text:style-name="Standard"/>
      <text:list text:style-name="L17">
        <text:list-item>
          <text:p text:style-name="P23">Sacrifique tudo para reduzir o tempo de ciclo da via de dados </text:p>
        </text:list-item>
        <text:list-item>
          <text:p text:style-name="P23">Sempre que se resolver adicionar uma nova instrução ao processador, ela deve ser examinada sob esta luz: como ela afeta o tempo de ciclo da via de dados? Se ela aumentar o tempo de ciclo, provavelmente não vale a pena tê-la.</text:p>
        </text:list-item>
        <text:list-item>
          <text:p text:style-name="P23">Finalmente, o mesmo processo deve ser repetido para todos os outros recursos dentro da CPU, tais como memória cache, gerenciamento de memória, co- processadores de ponto flutuante, e assim por diante.</text:p>
        </text:list-item>
      </text:list>
      <text:p text:style-name="P5"/>
      <text:p text:style-name="Standard">Máquinas RISC podem diferir de suas concorrente CISC de oito formas críticas, como listado na tabela:</text:p>
      <text:p text:style-name="Standard"/>
      <table:table table:name="Tabela2" table:style-name="Tabela2">
        <table:table-column table:style-name="Tabela2.A"/>
        <table:table-column table:style-name="Tabela2.B"/>
        <table:table-row>
          <table:table-cell table:style-name="Tabela2.A1" office:value-type="string">
            <text:p text:style-name="P3">RISC </text:p>
          </table:table-cell>
          <table:table-cell table:style-name="Tabela2.B1" office:value-type="string">
            <text:p text:style-name="P3">CISC</text:p>
          </table:table-cell>
        </table:table-row>
        <table:table-row>
          <table:table-cell table:style-name="Tabela2.A2" office:value-type="string">
            <text:p text:style-name="Standard">Instruções simples levando 1 ciclo </text:p>
          </table:table-cell>
          <table:table-cell table:style-name="Tabela2.B2" office:value-type="string">
            <text:p text:style-name="Standard">Instruções complexas levando múltiplos ciclos</text:p>
          </table:table-cell>
        </table:table-row>
        <table:table-row>
          <table:table-cell table:style-name="Tabela2.A2" office:value-type="string">
            <text:p text:style-name="Standard">Apenas LOADs/STOREs referenciam a memória </text:p>
          </table:table-cell>
          <table:table-cell table:style-name="Tabela2.B2" office:value-type="string">
            <text:p text:style-name="Standard">Qualquer Instrução pode referenciar a memória </text:p>
          </table:table-cell>
        </table:table-row>
        <table:table-row>
          <table:table-cell table:style-name="Tabela2.A2" office:value-type="string">
            <text:p text:style-name="Standard">Altamente pipelined</text:p>
          </table:table-cell>
          <table:table-cell table:style-name="Tabela2.B2" office:value-type="string">
            <text:p text:style-name="Standard">Não tem pipeline, ou tem pouco </text:p>
          </table:table-cell>
        </table:table-row>
        <table:table-row>
          <table:table-cell table:style-name="Tabela2.A2" office:value-type="string">
            <text:p text:style-name="Standard">Instruções executadas pelo hardware</text:p>
          </table:table-cell>
          <table:table-cell table:style-name="Tabela2.B2" office:value-type="string">
            <text:p text:style-name="Standard">Instruções executadas pelo microprograma </text:p>
          </table:table-cell>
        </table:table-row>
        <text:soft-page-break/>
        <table:table-row>
          <table:table-cell table:style-name="Tabela2.A2" office:value-type="string">
            <text:p text:style-name="Standard">Instruções com formato fixo</text:p>
          </table:table-cell>
          <table:table-cell table:style-name="Tabela2.B2" office:value-type="string">
            <text:p text:style-name="Standard">Instruções de vários formatos </text:p>
          </table:table-cell>
        </table:table-row>
        <table:table-row>
          <table:table-cell table:style-name="Tabela2.A2" office:value-type="string">
            <text:p text:style-name="Standard">Poucas instruções e modos</text:p>
          </table:table-cell>
          <table:table-cell table:style-name="Tabela2.B2" office:value-type="string">
            <text:p text:style-name="Standard">Muitas instruções e modos </text:p>
          </table:table-cell>
        </table:table-row>
        <table:table-row>
          <table:table-cell table:style-name="Tabela2.A2" office:value-type="string">
            <text:p text:style-name="Standard">A complexidade está no compilador</text:p>
          </table:table-cell>
          <table:table-cell table:style-name="Tabela2.B2" office:value-type="string">
            <text:p text:style-name="Standard">A complexidade está no microprograma </text:p>
          </table:table-cell>
        </table:table-row>
        <table:table-row>
          <table:table-cell table:style-name="Tabela2.A2" office:value-type="string">
            <text:p text:style-name="Standard">Múltiplos conjuntos de registradores</text:p>
          </table:table-cell>
          <table:table-cell table:style-name="Tabela2.B2" office:value-type="string">
            <text:p text:style-name="Standard">Conjunto único de registradores </text:p>
          </table:table-cell>
        </table:table-row>
      </table:table>
      <text:p text:style-name="Standard"/>
      <text:list text:style-name="L18">
        <text:list-item>
          <text:list>
            <text:list-item>
              <text:p text:style-name="P16"><text:toc-mark-start text:id="IMark163204724" text:outline-level="2"/>Por que processadores RISC não decolaram?<text:toc-mark-end text:id="IMark163204724"/></text:p>
            </text:list-item>
          </text:list>
        </text:list-item>
      </text:list>
      <text:p text:style-name="Standard"/>
      <text:p text:style-name="P5"><text:tab/>"Nos anos, alguns engenheiros de RISC ridicularizaram o CISC e predisseram o fim da família x86. Infelizmente para eles, a penalidade por menosprezar os fabricantes (principalmente a Intel) é até maior que a penalidade para não prever 30 corretamente os desvios. Negócios e tecnologia são duas coisas diferentes. o RISC poderia ser tecnicamente superior ao CISC, mas vastos recursos da Intel e o embalo do DOS e do Windows fizeram com que os x86 continuassem competitivos.</text:p>
      <text:p text:style-name="P5"><text:tab/>A arquitetura RISC mais popular (não contando aplicações embutidas) é o PowerPC. E o único usuário em grande quantidade do PowerPC é a Sony, com seu Playstation 3 e o chip cell. Sem mais usuários, por quanto mais tempo os fabricantes de RISC podem justificar a pesquisa e desenvolvimento caros que são necessários para combater a Intel?" (Halfhill, 1997).</text:p>
      <text:p text:style-name="Standard"/>
      <text:list text:style-name="L19">
        <text:list-item>
          <text:list>
            <text:list-item>
              <text:p text:style-name="P17"><text:toc-mark-start text:id="IMark163204724" text:outline-level="2"/>Algumas informações técnicas sobre processadores RISC<text:toc-mark-end text:id="IMark163204724"/></text:p>
            </text:list-item>
          </text:list>
        </text:list-item>
      </text:list>
      <text:p text:style-name="Standard"/>
      <text:list text:style-name="L20">
        <text:list-item>
          <text:list>
            <text:list-item>
              <text:list>
                <text:list-item>
                  <text:p text:style-name="P29"><text:s/><text:toc-mark-start text:id="IMark164355404" text:outline-level="3"/><text:span text:style-name="T1">Digital Equipment</text:span><text:toc-mark-end text:id="IMark164355404"/></text:p>
                </text:list-item>
              </text:list>
            </text:list-item>
          </text:list>
        </text:list-item>
      </text:list>
      <text:p text:style-name="Standard"/>
      <text:p text:style-name="P5"><text:tab/>O Alpha adota mais de perto a filosofia RISC do que seus concorrentes, ao cortar cada grama de gordura do hardware e do conjunto de instruções em favor do caminho mais veloz possível para os dados. Os projetistas do Alpha acreditam que um clock mais rápido conseguirá o que os outros chips obtêm através de hardware sofisticado. O princípio parece funcionar: lançaram um microprocessador de chip único mais veloz do mundo, com performance com inteiros iguais a três vezes à do Pentium e de FPU superior à do conjunto de chips de supercomputador MIPS.</text:p>
      <text:p text:style-name="P5"><text:tab/>A família Alpha evita a execução fora de ordem, dependendo, ao invés disso, de compiladores inteligentes capazes de seqüenciar o código de forma a minimizar as paradas na linha de canalização. A família tem quatro unidades de execução (duas de inteiros e duas de ponto flutuante) e pode emitir duas instruções de cada tipo por ciclo. Tem linha de canalização de instruções de quatro estágios que alimenta canais separados para inteiros, ponto flutuante e execução-memória. Comparado com outros chips RISC, o Alpha tem linhas de canalização que são relativamente profundas e simples, para propiciar altas velocidades de clock. </text:p>
      <text:p text:style-name="P5"/>
      <text:list text:style-name="L21">
        <text:list-item>
          <text:list>
            <text:list-item>
              <text:list>
                <text:list-item>
                  <text:p text:style-name="P30"><text:s/><text:toc-mark-start text:id="IMark163622900" text:outline-level="3"/><text:span text:style-name="T1">MIPS</text:span><text:toc-mark-end text:id="IMark163622900"/></text:p>
                </text:list-item>
              </text:list>
            </text:list-item>
          </text:list>
        </text:list-item>
      </text:list>
      <text:p text:style-name="Standard"/>
      <text:p text:style-name="P5"><text:tab/>O MIPS é dirigido para aplicações mais comuns. A adoção de agendamento dinâmico de instruções, o que reduz a necessidade de recompilar software escrito para processadores de gerações mais antigas, é particularmente benéfica para uma parceria da MIPS, a Silicon Graphics, que tinha um catálogo de aplicativos gráfico grandes e complexos.</text:p>
      <text:p text:style-name="P5"><text:tab/>Os processadores MIPS destacam-se pela previsão dinâmica de ramificações para minimizar paradas na linha de canalização, com até quatro níveis de execução especulativa, utilizando renomeação de registradores para assegurar que nenhum resultado seja escrito nos registradores verdadeiros até que a ramificação seja resolvida.</text:p>
      <text:p text:style-name="P5"><text:tab/>O chip mantém um "mapa sombra" de seus mapeamentos de renomeação de registradores. Na eventualidade de uma ramificação ser prevista erroneamente, ele simplesmente restaura esse mapa, em vez de apagar registradores e esvaziar buffers. O processador apresenta também um radical esquema de execução fora de ordem. As instruções permanecem na ordem de programa durante os três primeiros estágios da linha de canalização, mas depois disso elas são dispersas para <text:soft-page-break/>uma entre 31 três filas (que esperam pelas ALUs de inteiros, as FPUs ou a unidade de carga/armazenagem). Essas filas são atendidas em qualquer ordem em que seus recurso fiquem livres. </text:p>
      <text:p text:style-name="P5"><text:tab/>A ordem de programa é finalmente restaurada pela "graduação" (que é jargão da MIPS para a retirada) da instrução mais antiga. Isso assegura também um preciso relato de exceções. Esse reordenamento de instruções auxiliado por hardware oferece uma grande vantagem para os usuário finais porque o código escrito para as CPUs escalares mais antigas da MIPS ganharão o beneficio quase total de velocidade sem necessidade de recompilação.</text:p>
      <text:p text:style-name="P5"><text:tab/>O MIPS tem potencial para emitir cinco instruções por ciclo, mas pode trazer e retirar somente quatro; uma quinta não pode ser completada no mesmo ciclo. Entretanto, esse excesso de largura de faixa de despacho oferece oportunidades mais flexíveis para o agendamento de instruçõe</text:p>
      <text:p text:style-name="Standard"/>
      <text:list text:style-name="L22">
        <text:list-item>
          <text:list>
            <text:list-item>
              <text:list>
                <text:list-item>
                  <text:p text:style-name="P31"><text:s/><text:toc-mark-start text:id="IMark164701276" text:outline-level="3"/><text:span text:style-name="T1">Sun-Oracle Microsystems</text:span><text:toc-mark-end text:id="IMark164701276"/></text:p>
                </text:list-item>
              </text:list>
            </text:list-item>
          </text:list>
        </text:list-item>
      </text:list>
      <text:p text:style-name="Standard"/>
      <text:p text:style-name="P5"><text:tab/>Pioneira na adoção da tecnologia RISC, a Sun (recentemente adquirida pela Oracle) especificou o SPARC como uma arquitetura escalável. Contém nove unidades de execução: duas ALUs de inteiros, cinco FPUs (duas para adição em ponto flutuante, duas para multiplicação de ponto flutuante e uma para divisão/raiz quadrada em ponto flutuante), uma unidade de processamento de ramificações e uma unidade de carga/armazenagem. Tem previsão dinâmica de ramificações previstas, mas não pode emitir instruções fora de ordem. Depende de compiladores otimizados para ordená-las bem.</text:p>
      <text:p text:style-name="Standard"/>
      <text:list text:style-name="L23">
        <text:list-item>
          <text:list>
            <text:list-item>
              <text:list>
                <text:list-item>
                  <text:p text:style-name="P32"><text:s/><text:toc-mark-start text:id="IMark164701276" text:outline-level="3"/><text:span text:style-name="T1">Hewlett – Packard (HP)</text:span><text:toc-mark-end text:id="IMark164701276"/></text:p>
                </text:list-item>
              </text:list>
            </text:list-item>
          </text:list>
        </text:list-item>
      </text:list>
      <text:p text:style-name="Standard"/>
      <text:p text:style-name="P5"><text:tab/>A HP foi das primeiras a entrar no mercado RISC, lançando o seu primeiro processador PA-RISC de 32 bits em 1986. Os chips da HP possuem 10 unidades funcionais: duas ALUs de inteiros, duas unidades de deslocamentos/mescla, duas unidades multiplicar/acumular (MAC) de ponto flutuante, duas unidades de divisão/raiz quadrada em ponto flutuante e duas unidades de carga/armazenagem. As unidades MAC têm latência de três ciclos e são totalmente canalizadas para processamento em precisão simples para proporcionar até 4 FLOPS por ciclo. As unidades de divisão tem latência de 17 e não são canalizadas, mas podem funcionar concorrentemente com as MACs.<text:tab/></text:p>
      <text:list text:style-name="L24">
        <text:list-item>
          <text:p text:style-name="P38"><text:toc-mark-start text:id="IMark163622900" text:outline-level="1"/>Bibliografia<text:toc-mark-end text:id="IMark163622900"/></text:p>
        </text:list-item>
      </text:list>
      <text:p text:style-name="P5"/>
      <text:p text:style-name="P2">Livros</text:p>
      <text:p text:style-name="P5"/>
      <text:p text:style-name="P5">ROSCH, Winn L. Desvendando O Hardware do PC: microprocessadores, 2 ed. Rio </text:p>
      <text:p text:style-name="P5">de Janeiro: Campus, 1993. 59-77 pgs. </text:p>
      <text:p text:style-name="P5"/>
      <text:p text:style-name="P5">TANENBAUM, Andrew S. Organização Estruturada de Computadores. 3 ed. Rio de </text:p>
      <text:p text:style-name="P5">Janeiro. Prentice-Hall do Brasil LTDA, 1992. </text:p>
      <text:p text:style-name="P5"/>
      <text:p text:style-name="P5">Sites:</text:p>
      <text:p text:style-name="P5"/>
      <text:p text:style-name="P5"><text:a xlink:type="simple" xlink:href="http://www.intel.com/">www.intel.com</text:a></text:p>
      <text:p text:style-name="P5"><text:a xlink:type="simple" xlink:href="http://www.oracle.com/">www.oracle.com</text:a></text:p>
      <text:p text:style-name="P5">www.amd.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1"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grddl:transformation="http://docs.oasis-open.org/office/1.2/xslt/odf2rdf.xsl">
  <office:meta>
    <meta:initial-creator>Kemel Zaidan</meta:initial-creator>
    <meta:creation-date>2010-09-13T06:50:35</meta:creation-date>
    <dc:date>2010-09-20T20:24:48</dc:date>
    <dc:creator>Kemel Zaidan</dc:creator>
    <meta:editing-duration>PT00H17M48S</meta:editing-duration>
    <meta:editing-cycles>3</meta:editing-cycles>
    <meta:generator>OpenOffice.org/3.2$Linux OpenOffice.org_project/320m12$Build-9483</meta:generator>
    <meta:document-statistic meta:table-count="2" meta:image-count="0" meta:object-count="0" meta:page-count="13" meta:paragraph-count="200" meta:word-count="5390" meta:character-count="33164"/>
  </office:meta>
</office:document-meta>
</file>